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0e45fdb-f58e-476d-8127-ada3cc9ea4ff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1c4016df-5110-47af-ab92-aa61d6d06e80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00a0f575-83cc-48d5-8778-15228e17d74c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756731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